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a81" officeooo:paragraph-rsid="00071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 + b + c) / x = 100</text:p>
      <text:p text:style-name="P1"/>
      <text:p text:style-name="P1">x = (a + b + c) / 100</text:p>
      <text:p text:style-name="P1"/>
      <text:p text:style-name="P1">(14 + 24 + 17) / x = 100</text:p>
      <text:p text:style-name="P1"/>
      <text:p text:style-name="P1">x = (14 + 24 + 17) / 100</text:p>
      <text:p text:style-name="P1"/>
      <text:p text:style-name="P1"/>
      <text:p text:style-name="P1"/>
      <text:p text:style-name="P1">Siendo x la suma constante que queremos conseguir (pongamos que es x = 100); a, b y c (puede haber el número de variables que queramos) los contadores de los hashtags individuales y a’ el valor final que queremos otorgar al contador a:</text:p>
      <text:p text:style-name="P1"/>
      <text:p text:style-name="P1">a’ = a / ((a + b + c) / x)</text:p>
      <text:p text:style-name="P1"/>
      <text:p text:style-name="P1">a’= 14 / ((14 + 24 + 17)/100)</text:p>
      <text:p text:style-name="P1"/>
      <text:p text:style-name="P1">de tal manera que: </text:p>
      <text:p text:style-name="P1"/>
      <text:p text:style-name="P1">14 / ((14 + 24 + 17)/100) + 24 / ((14 + 24 + 17)/100) + 17 / ((14 + 24 + 17)/100) =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1:36:24.801938765</meta:creation-date>
    <dc:date>2024-02-12T12:49:12.033207228</dc:date>
    <meta:editing-duration>PT1H2M37S</meta:editing-duration>
    <meta:editing-cycles>1</meta:editing-cycles>
    <meta:document-statistic meta:table-count="0" meta:image-count="0" meta:object-count="0" meta:page-count="1" meta:paragraph-count="9" meta:word-count="127" meta:character-count="486" meta:non-whitespace-character-count="367"/>
    <meta:generator>LibreOffice/7.3.7.2$Linux_X86_64 LibreOffice_project/30$Build-2</meta:generator>
  </office:meta>
</office:document-meta>
</file>